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b7d" officeooo:paragraph-rsid="000bab7d"/>
    </style:style>
    <style:style style:name="P2" style:family="paragraph" style:parent-style-name="Standard">
      <style:text-properties officeooo:rsid="000bab7d" officeooo:paragraph-rsid="000d37d2"/>
    </style:style>
    <style:style style:name="P3" style:family="paragraph" style:parent-style-name="Standard">
      <style:text-properties officeooo:rsid="000d37d2" officeooo:paragraph-rsid="000d37d2"/>
    </style:style>
    <style:style style:name="T1" style:family="text">
      <style:text-properties officeooo:rsid="000d37d2"/>
    </style:style>
    <style:style style:name="T2" style:family="text">
      <style:text-properties fo:font-style="italic" officeooo:rsid="000d37d2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text:span text:style-name="T1">Сколькими способами</text:span></text:p>
      <text:p text:style-name="P2">cd.. <text:span text:style-name="T1">и cd /</text:span><text:span text:style-name="T2">home/user</text:span></text:p>
      <text:p text:style-name="P1">2) <text:span text:style-name="T1">Определить в каких файлах не содержится подстрока</text:span></text:p>
      <text:p text:style-name="P3">grep -rv -l “text”</text:p>
      <text:p text:style-name="P3">3)В каталоге создать каталог</text:p>
      <text:p text:style-name="P3">cd /home/user/worspace &amp;&amp; mkdir test &amp;&amp; touch test.txt</text:p>
      <text:p text:style-name="P3">4)Архив, содержащий каталог</text:p>
      <text:p text:style-name="P3">tar -cf test.tar test</text:p>
      <text:p text:style-name="P3">5)найти все фалы текущего каталога в которых встречаются </text:p>
      <text:p text:style-name="P3"><text:s/>grep -rl “aaa” . | xargs grep -r -l “bbb”</text:p>
      <text:p text:style-name="P3">6) определить количесвто только каталогов</text:p>
      <text:p text:style-name="P3">find ./ -type d | wc -l</text:p>
      <text:p text:style-name="P3">7)определить самые большие по размеру</text:p>
      <text:p text:style-name="P3">find ./ -r -type d | du -Sh | sort -rh</text:p>
      <text:p text:style-name="P3">8)приведите две команды </text:p>
      <text:p text:style-name="P3">git init / git pull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5:50:25.963022252</meta:creation-date>
    <dc:date>2021-03-11T16:58:56.841974330</dc:date>
    <meta:editing-duration>PT58M20S</meta:editing-duration>
    <meta:editing-cycles>1</meta:editing-cycles>
    <meta:document-statistic meta:table-count="0" meta:image-count="0" meta:object-count="0" meta:page-count="1" meta:paragraph-count="16" meta:word-count="91" meta:character-count="522" meta:non-whitespace-character-count="444"/>
    <meta:generator>LibreOffice/6.0.7.3$Linux_X86_64 LibreOffice_project/00m0$Build-3</meta:generator>
  </office:meta>
</office:document-meta>
</file>